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P10" style:family="paragraph" style:parent-style-name="Frame_20_contents">
      <style:paragraph-properties fo:text-align="center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2">
      <style:text-properties style:font-name="Tahoma1"/>
    </style:style>
    <style:style style:name="P12" style:family="paragraph" style:parent-style-name="Standard2">
      <style:paragraph-properties fo:text-align="center" style:justify-single-word="false"/>
      <style:text-properties fo:color="#ff0000" style:font-name="Tahoma1" fo:font-size="18pt" officeooo:rsid="00067614" officeooo:paragraph-rsid="00067614" fo:background-color="#ffff00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73547776" text:id="ct73547776">
          <text:insertion>
            <office:change-info>
              <dc:creator>Gauthier Bastien</dc:creator>
              <dc:date>2013-01-18T11:42:00</dc:date>
            </office:change-info>
          </text:insertion>
        </text:changed-region>
        <text:changed-region xml:id="ct68419328" text:id="ct68419328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68598336" text:id="ct68598336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u registre aux délibérations du </text:span><text:change-start text:change-id="ct73547776"/><text:span text:style-name="T1">self.portal_plonemeeting.getMeetingConfig(self).Title()</text:span><text:change-end text:change-id="ct73547776"/><text:span text:style-name="T1"> a été extrait ce qui suit :</text:span><text:line-break/></text:p>
      <text:p text:style-name="P12">PROJET DE DELIBERATION</text:p>
      <text:p text:style-name="P7"/>
      <text:p text:style-name="P8">Séance du <text:change-start text:change-id="ct68419328"/>self.getPreferredMeeting()!= 'whatever' and self.uid_catalog(UID=self.getPreferredMeeting())[0].getObject().Title() or '???'<text:change-end text:change-id="ct68419328"/></text:p>
      <text:p text:style-name="P7"><text:line-break/><text:span text:style-name="T2">Etaient présents :</text:span></text:p>
      <text:p text:style-name="P4">-</text:p>
      <text:p text:style-name="P5"><text:change-start text:change-id="ct68598336"/><text:span text:style-name="T3">self.</text:span>Title()<text:change-end text:change-id="ct68598336"/></text:p>
      <text:p text:style-name="P4"/>
      <text:p text:style-name="P6"><office:annotation><dc:date>2009-09-29T00:00:00</dc:date><text:p><text:span text:style-name="T4">do text</text:span></text:p><text:p text:style-name="P13"><text:span text:style-name="T4">from xhtml(view.printXhtml(self, (self.getMotivation(), '&lt;p&gt;&lt;strong&gt;DECIDE:&lt;/strong&gt;&lt;/p&gt;', self.getDecision())))</text:span>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1pt"/>
    </style:style>
    <style:style style:name="Text_20_body" style:display-name="Text body" style:family="paragraph" style:parent-style-name="Standard2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2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17T12:57:09</meta:creation-date>
    <dc:language>fr-FR</dc:language>
    <meta:editing-cycles>33</meta:editing-cycles>
    <meta:editing-duration>PT1H10M24S</meta:editing-duration>
    <meta:initial-creator>Gauthier Bastien</meta:initial-creator>
    <dc:date>2016-04-14T10:43:03.259148501</dc:date>
    <meta:document-statistic meta:table-count="0" meta:image-count="0" meta:object-count="0" meta:page-count="1" meta:paragraph-count="8" meta:word-count="40" meta:character-count="364" meta:non-whitespace-character-count="330"/>
    <meta:user-defined meta:name="Info 1"/>
    <meta:user-defined meta:name="Info 2"/>
    <meta:user-defined meta:name="Info 3"/>
    <meta:user-defined meta:name="Info 4"/>
  </office:meta>
</office:document-meta>
</file>